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1.02cm" fo:min-width="24.392cm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textarea-horizontal-align="justify" draw:textarea-vertical-align="top" draw:auto-grow-height="false" fo:min-height="6.862cm" fo:min-width="3.31cm" loext:decorative="false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639cm" fo:min-width="0.897cm" loext:decorative="false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639cm" fo:min-width="1.151cm" loext:decorative="false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131cm" fo:min-width="1.278cm" loext:decorative="false"/>
      <style:paragraph-properties style:writing-mode="lr-tb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8" style:family="graphic" style:parent-style-name="standard">
      <style:graphic-properties draw:fill="solid" draw:fill-color="#ccffcc" draw:textarea-horizontal-align="justify" draw:textarea-vertical-align="bottom" draw:auto-grow-height="false" fo:min-height="6.608cm" fo:min-width="12.581cm" loext:decorative="false"/>
      <style:paragraph-properties style:writing-mode="lr-tb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89cm" fo:min-width="1.533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ccffcc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.892cm" svg:height="1.27cm" svg:x="1.508cm" svg:y="10.144cm">
          <text:p text:style-name="P1">Multi-Processor Bus</text:p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1" draw:layer="layout" svg:width="3.81cm" svg:height="7.112cm" svg:x="2.524cm" svg:y="3.032cm">
            <text:p text:style-name="P1">Application Processor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3" draw:id="id3" draw:layer="layout" svg:width="1.397cm" svg:height="0.889cm" svg:x="4.683cm" svg:y="5.826cm">
            <text:p text:style-name="P1"><text:span text:style-name="T1">CPU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xml:id="id1" draw:id="id1" draw:layer="layout" svg:width="1.651cm" svg:height="0.889cm" svg:x="2.524cm" svg:y="4.683cm">
            <text:p text:style-name="P1"><text:span text:style-name="T1">UAR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4" draw:id="id4" draw:layer="layout" svg:width="1.397cm" svg:height="0.889cm" svg:x="4.683cm" svg:y="6.969cm">
            <text:p text:style-name="P1"><text:span text:style-name="T1">RA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5" draw:id="id5" draw:layer="layout" svg:width="1.397cm" svg:height="0.889cm" svg:x="4.683cm" svg:y="8.112cm">
            <text:p text:style-name="P1"><text:span text:style-name="T1">ROM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xml:id="id2" draw:id="id2" draw:layer="layout" svg:width="1.778cm" svg:height="0.381cm" svg:x="3.286cm" svg:y="9.763cm">
            <text:p text:style-name="P1"><text:span text:style-name="T1">BUS I/F</text:span></text:p>
            <draw:enhanced-geometry svg:viewBox="0 0 21600 21600" draw:type="rectangle" draw:enhanced-path="M 0 0 L 21600 0 21600 21600 0 21600 0 0 Z N"/>
          </draw:custom-shape>
          <draw:connector draw:style-name="gr7" draw:text-style-name="P4" draw:layer="layout" draw:line-skew="-1.587cm" svg:x1="3.349cm" svg:y1="5.572cm" svg:x2="4.175cm" svg:y2="9.763cm" draw:start-shape="id1" draw:start-glue-point="2" draw:end-shape="id2" draw:end-glue-point="0" svg:d="M3349 5572v508h826v3683" svg:viewBox="0 0 827 4192">
            <text:p/>
          </draw:connector>
          <draw:connector draw:style-name="gr7" draw:text-style-name="P4" draw:layer="layout" svg:x1="4.683cm" svg:y1="6.27cm" svg:x2="4.175cm" svg:y2="9.763cm" draw:start-shape="id3" draw:start-glue-point="3" draw:end-shape="id2" draw:end-glue-point="0" svg:d="M4683 6270h-508v3493" svg:viewBox="0 0 509 3494">
            <text:p/>
          </draw:connector>
          <draw:connector draw:style-name="gr7" draw:text-style-name="P4" draw:layer="layout" svg:x1="4.683cm" svg:y1="7.413cm" svg:x2="4.175cm" svg:y2="9.763cm" draw:start-shape="id4" draw:start-glue-point="3" draw:end-shape="id2" draw:end-glue-point="0" svg:d="M4683 7413h-508v2350" svg:viewBox="0 0 509 2351">
            <text:p/>
          </draw:connector>
          <draw:connector draw:style-name="gr7" draw:text-style-name="P4" draw:layer="layout" svg:x1="4.683cm" svg:y1="8.556cm" svg:x2="4.175cm" svg:y2="9.763cm" draw:start-shape="id5" draw:start-glue-point="3" draw:end-shape="id2" draw:end-glue-point="0" svg:d="M4683 8556h-508v1207" svg:viewBox="0 0 509 1208">
            <text:p/>
          </draw:connector>
        </draw:g>
        <draw:g draw:style-name="gr2">
          <draw:custom-shape draw:style-name="gr3" draw:text-style-name="P1" draw:layer="layout" svg:width="3.81cm" svg:height="7.112cm" svg:x="7.858cm" svg:y="3.032cm">
            <text:p text:style-name="P1">Application Processor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8" draw:id="id8" draw:layer="layout" svg:width="1.397cm" svg:height="0.889cm" svg:x="10.017cm" svg:y="5.826cm">
            <text:p text:style-name="P1"><text:span text:style-name="T1">CPU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xml:id="id6" draw:id="id6" draw:layer="layout" svg:width="1.651cm" svg:height="0.889cm" svg:x="7.858cm" svg:y="4.683cm">
            <text:p text:style-name="P1"><text:span text:style-name="T1">UAR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9" draw:id="id9" draw:layer="layout" svg:width="1.397cm" svg:height="0.889cm" svg:x="10.017cm" svg:y="6.969cm">
            <text:p text:style-name="P1"><text:span text:style-name="T1">RA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10" draw:id="id10" draw:layer="layout" svg:width="1.397cm" svg:height="0.889cm" svg:x="10.017cm" svg:y="8.112cm">
            <text:p text:style-name="P1"><text:span text:style-name="T1">ROM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xml:id="id7" draw:id="id7" draw:layer="layout" svg:width="1.778cm" svg:height="0.381cm" svg:x="8.62cm" svg:y="9.763cm">
            <text:p text:style-name="P1"><text:span text:style-name="T1">BUS I/F</text:span></text:p>
            <draw:enhanced-geometry svg:viewBox="0 0 21600 21600" draw:type="rectangle" draw:enhanced-path="M 0 0 L 21600 0 21600 21600 0 21600 0 0 Z N"/>
          </draw:custom-shape>
          <draw:connector draw:style-name="gr7" draw:text-style-name="P4" draw:layer="layout" draw:line-skew="-1.587cm" svg:x1="8.683cm" svg:y1="5.572cm" svg:x2="9.509cm" svg:y2="9.763cm" draw:start-shape="id6" draw:start-glue-point="2" draw:end-shape="id7" draw:end-glue-point="0" svg:d="M8683 5572v508h826v3683" svg:viewBox="0 0 827 4192">
            <text:p/>
          </draw:connector>
          <draw:connector draw:style-name="gr7" draw:text-style-name="P4" draw:layer="layout" svg:x1="10.017cm" svg:y1="6.27cm" svg:x2="9.509cm" svg:y2="9.763cm" draw:start-shape="id8" draw:start-glue-point="3" draw:end-shape="id7" draw:end-glue-point="0" svg:d="M10017 6270h-508v3493" svg:viewBox="0 0 509 3494">
            <text:p/>
          </draw:connector>
          <draw:connector draw:style-name="gr7" draw:text-style-name="P4" draw:layer="layout" svg:x1="10.017cm" svg:y1="7.413cm" svg:x2="9.509cm" svg:y2="9.763cm" draw:start-shape="id9" draw:start-glue-point="3" draw:end-shape="id7" draw:end-glue-point="0" svg:d="M10017 7413h-508v2350" svg:viewBox="0 0 509 2351">
            <text:p/>
          </draw:connector>
          <draw:connector draw:style-name="gr7" draw:text-style-name="P4" draw:layer="layout" svg:x1="10.017cm" svg:y1="8.556cm" svg:x2="9.509cm" svg:y2="9.763cm" draw:start-shape="id10" draw:start-glue-point="3" draw:end-shape="id7" draw:end-glue-point="0" svg:d="M10017 8556h-508v1207" svg:viewBox="0 0 509 1208">
            <text:p/>
          </draw:connector>
        </draw:g>
        <draw:g draw:style-name="gr2">
          <draw:custom-shape draw:style-name="gr3" draw:text-style-name="P1" draw:layer="layout" svg:width="3.81cm" svg:height="7.112cm" svg:x="21.574cm" svg:y="3.032cm">
            <text:p text:style-name="P1">Application Processor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13" draw:id="id13" draw:layer="layout" svg:width="1.397cm" svg:height="0.889cm" svg:x="23.733cm" svg:y="5.826cm">
            <text:p text:style-name="P1"><text:span text:style-name="T1">CPU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xml:id="id11" draw:id="id11" draw:layer="layout" svg:width="1.651cm" svg:height="0.889cm" svg:x="21.574cm" svg:y="4.683cm">
            <text:p text:style-name="P1"><text:span text:style-name="T1">UAR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14" draw:id="id14" draw:layer="layout" svg:width="1.397cm" svg:height="0.889cm" svg:x="23.733cm" svg:y="6.969cm">
            <text:p text:style-name="P1"><text:span text:style-name="T1">RA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15" draw:id="id15" draw:layer="layout" svg:width="1.397cm" svg:height="0.889cm" svg:x="23.733cm" svg:y="8.112cm">
            <text:p text:style-name="P1"><text:span text:style-name="T1">ROM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xml:id="id12" draw:id="id12" draw:layer="layout" svg:width="1.778cm" svg:height="0.381cm" svg:x="22.336cm" svg:y="9.763cm">
            <text:p text:style-name="P1"><text:span text:style-name="T1">BUS I/F</text:span></text:p>
            <draw:enhanced-geometry svg:viewBox="0 0 21600 21600" draw:type="rectangle" draw:enhanced-path="M 0 0 L 21600 0 21600 21600 0 21600 0 0 Z N"/>
          </draw:custom-shape>
          <draw:connector draw:style-name="gr7" draw:text-style-name="P4" draw:layer="layout" draw:line-skew="-1.587cm" svg:x1="22.399cm" svg:y1="5.572cm" svg:x2="23.225cm" svg:y2="9.763cm" draw:start-shape="id11" draw:start-glue-point="2" draw:end-shape="id12" draw:end-glue-point="0" svg:d="M22399 5572v508h826v3683" svg:viewBox="0 0 827 4192">
            <text:p/>
          </draw:connector>
          <draw:connector draw:style-name="gr7" draw:text-style-name="P4" draw:layer="layout" svg:x1="23.733cm" svg:y1="6.27cm" svg:x2="23.225cm" svg:y2="9.763cm" draw:start-shape="id13" draw:start-glue-point="3" draw:end-shape="id12" draw:end-glue-point="0" svg:d="M23733 6270h-508v3493" svg:viewBox="0 0 509 3494">
            <text:p/>
          </draw:connector>
          <draw:connector draw:style-name="gr7" draw:text-style-name="P4" draw:layer="layout" svg:x1="23.733cm" svg:y1="7.413cm" svg:x2="23.225cm" svg:y2="9.763cm" draw:start-shape="id14" draw:start-glue-point="3" draw:end-shape="id12" draw:end-glue-point="0" svg:d="M23733 7413h-508v2350" svg:viewBox="0 0 509 2351">
            <text:p/>
          </draw:connector>
          <draw:connector draw:style-name="gr7" draw:text-style-name="P4" draw:layer="layout" svg:x1="23.733cm" svg:y1="8.556cm" svg:x2="23.225cm" svg:y2="9.763cm" draw:start-shape="id15" draw:start-glue-point="3" draw:end-shape="id12" draw:end-glue-point="0" svg:d="M23733 8556h-508v1207" svg:viewBox="0 0 509 1208">
            <text:p/>
          </draw:connector>
        </draw:g>
        <draw:custom-shape draw:style-name="gr8" draw:text-style-name="P5" draw:layer="layout" svg:width="13.081cm" svg:height="6.858cm" svg:x="7.731cm" svg:y="11.414cm">
          <text:p text:style-name="P1">File Processor</text:p>
          <draw:enhanced-geometry svg:viewBox="0 0 21600 21600" draw:type="rectangle" draw:enhanced-path="M 0 0 L 21600 0 21600 21600 0 21600 0 0 Z N"/>
        </draw:custom-shape>
        <draw:custom-shape draw:style-name="gr9" draw:text-style-name="P6" xml:id="id17" draw:id="id17" draw:layer="layout" svg:width="2.032cm" svg:height="2.159cm" svg:x="9.001cm" svg:y="15.47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3" xml:id="id16" draw:id="id16" draw:layer="layout" svg:width="1.778cm" svg:height="0.381cm" svg:x="12.684cm" svg:y="11.414cm">
          <text:p text:style-name="P1"><text:span text:style-name="T1">BUS I/F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573cm" svg:y1="11.795cm" svg:x2="10.017cm" svg:y2="15.478cm" draw:start-shape="id16" draw:start-glue-point="2" draw:end-shape="id17" draw:end-glue-point="5" svg:d="M13573 11795v1841h-3556v1842" svg:viewBox="0 0 3557 368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8:26:41.910219601</meta:creation-date>
    <dc:date>2024-12-20T18:43:25.006554860</dc:date>
    <meta:editing-duration>PT6M22S</meta:editing-duration>
    <meta:editing-cycles>2</meta:editing-cycles>
    <meta:generator>LibreOffice/24.2.7.2$Linux_X86_64 LibreOffice_project/420$Build-2</meta:generator>
    <meta:document-statistic meta:object-count="38"/>
  </office:meta>
</office:document-meta>
</file>